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239cm" svg:height="1.27cm" svg:x="7.096cm" svg:y="1cm">
          <text:p text:style-name="P1">Cherokee webser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9.59cm" svg:height="14.478cm" svg:x="1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53cm" svg:height="1.397cm" svg:x="8.239cm" svg:y="19.796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08cm" svg:height="1.397cm" svg:x="14.716cm" svg:y="19.796cm">
          <text:p text:style-name="P1">Matlab Engi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144cm" svg:height="1.016cm" svg:x="10.525cm" svg:y="12.176cm">
          <text:p text:style-name="P1">Recommendation algorithm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256cm" svg:y1="19.796cm" svg:x2="15.097cm" svg:y2="13.192cm" draw:start-shape="id1" draw:start-glue-point="0" draw:end-shape="id2" svg:d="m17256 19796-2159-6604">
          <text:p/>
        </draw:connector>
        <draw:custom-shape draw:style-name="gr1" draw:text-style-name="P1" xml:id="id6" draw:id="id6" draw:layer="layout" svg:width="4.064cm" svg:height="0.889cm" svg:x="2.651cm" svg:y="14.208cm">
          <text:p text:style-name="P1">Craw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397cm" svg:x="1.254cm" svg:y="19.923cm">
          <text:p text:style-name="P1">Youtub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95cm" svg:y1="17.51cm" svg:x2="10.715cm" svg:y2="19.796cm" draw:start-shape="id3" draw:start-glue-point="2" draw:end-shape="id4" draw:end-glue-point="0" svg:d="m10795 17510-80 2286">
          <text:p/>
        </draw:connector>
        <draw:connector draw:style-name="gr3" draw:text-style-name="P1" draw:layer="layout" draw:type="line" svg:x1="3.159cm" svg:y1="19.923cm" svg:x2="4.683cm" svg:y2="15.097cm" draw:start-shape="id5" draw:start-glue-point="0" draw:end-shape="id6" draw:end-glue-point="2" svg:d="m3159 19923 1524-4826">
          <text:p/>
        </draw:connector>
        <draw:connector draw:style-name="gr3" draw:text-style-name="P1" draw:layer="layout" draw:type="line" svg:x1="10.715cm" svg:y1="2.27cm" svg:x2="10.842cm" svg:y2="4.175cm" draw:start-shape="id7" draw:start-glue-point="2" draw:end-shape="id8" draw:end-glue-point="0" svg:d="m10715 2270 127 1905">
          <text:p/>
        </draw:connector>
        <draw:custom-shape draw:style-name="gr1" draw:text-style-name="P1" xml:id="id9" draw:id="id9" draw:layer="layout" svg:width="3.429cm" svg:height="0.889cm" svg:x="3.286cm" svg:y="9.509cm">
          <text:p text:style-name="P1">Impor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683cm" svg:y1="14.208cm" svg:x2="5cm" svg:y2="10.398cm" draw:start-shape="id6" draw:start-glue-point="0" draw:end-shape="id9" draw:end-glue-point="2" svg:d="m4683 14208 317-3810">
          <text:p/>
        </draw:connector>
        <draw:custom-shape draw:style-name="gr1" draw:text-style-name="P1" xml:id="id8" draw:id="id8" draw:layer="layout" svg:width="6.477cm" svg:height="1.016cm" svg:x="7.604cm" svg:y="4.175cm">
          <text:p text:style-name="P1">Graphical Engi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8.128cm" svg:height="0.889cm" svg:x="11.033cm" svg:y="9.509cm">
          <text:p text:style-name="P1">Recommendation Engin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42cm" svg:y1="7.477cm" svg:x2="15.097cm" svg:y2="9.509cm" draw:start-shape="id10" draw:start-glue-point="2" draw:end-shape="id11" draw:end-glue-point="0" svg:d="m10842 7477 4255 2032">
          <text:p/>
        </draw:connector>
        <draw:connector draw:style-name="gr3" draw:text-style-name="P1" draw:layer="layout" draw:type="line" svg:x1="15.097cm" svg:y1="10.398cm" svg:x2="15.097cm" svg:y2="12.176cm" draw:start-shape="id11" draw:start-glue-point="2" draw:end-shape="id2" draw:end-glue-point="0" svg:d="m15097 10398v1778">
          <text:p/>
        </draw:connector>
        <draw:custom-shape draw:style-name="gr1" draw:text-style-name="P1" xml:id="id12" draw:id="id12" draw:layer="layout" svg:width="3.302cm" svg:height="0.762cm" svg:x="10.525cm" svg:y="15.224cm">
          <text:p text:style-name="P1">model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176cm" svg:y1="15.224cm" svg:x2="15.097cm" svg:y2="13.192cm" draw:start-shape="id12" draw:start-glue-point="0" draw:end-shape="id2" draw:end-glue-point="2" svg:d="m12176 15224 2921-2032">
          <text:p/>
        </draw:connector>
        <draw:connector draw:style-name="gr3" draw:text-style-name="P1" draw:layer="layout" draw:type="line" svg:x1="10.842cm" svg:y1="7.477cm" svg:x2="5cm" svg:y2="9.509cm" draw:start-shape="id10" draw:start-glue-point="2" draw:end-shape="id9" draw:end-glue-point="0" svg:d="m10842 7477-5842 2032">
          <text:p/>
        </draw:connector>
        <draw:custom-shape draw:style-name="gr1" draw:text-style-name="P1" xml:id="id10" draw:id="id10" draw:layer="layout" svg:width="3.683cm" svg:height="1.143cm" svg:x="9.001cm" svg:y="6.334cm">
          <text:p text:style-name="P1">Schedu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42cm" svg:y1="5.191cm" svg:x2="10.842cm" svg:y2="6.334cm" draw:start-shape="id8" draw:start-glue-point="2" draw:end-shape="id10" draw:end-glue-point="0" svg:d="m10842 5191v1143">
          <text:p/>
        </draw:connector>
        <draw:custom-shape draw:style-name="gr1" draw:text-style-name="P1" xml:id="id13" draw:id="id13" draw:layer="layout" svg:width="4.699cm" svg:height="1.27cm" svg:x="15.097cm" svg:y="6.207cm">
          <text:p text:style-name="P1">Admin interfa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081cm" svg:y1="4.683cm" svg:x2="17.446cm" svg:y2="6.207cm" draw:start-shape="id8" draw:end-shape="id13" draw:end-glue-point="0" svg:d="m14081 4683 3365 1524">
          <text:p/>
        </draw:connector>
        <draw:custom-shape draw:style-name="gr1" draw:text-style-name="P1" xml:id="id14" draw:id="id14" draw:layer="layout" svg:width="3.429cm" svg:height="1.397cm" svg:x="4.937cm" svg:y="22.209cm">
          <text:p text:style-name="P1">Imd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651cm" svg:y1="22.209cm" svg:x2="4.683cm" svg:y2="15.097cm" draw:start-shape="id14" draw:start-glue-point="0" draw:end-shape="id6" draw:end-glue-point="2" svg:d="m6651 22209-1968-7112">
          <text:p/>
        </draw:connector>
        <draw:frame draw:style-name="gr4" draw:layer="layout" svg:width="2.794cm" svg:height="0.962cm" svg:x="1cm" svg:y="3.159cm">
          <draw:text-box>
            <text:p>Movi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zo Ampolo</meta:initial-creator>
    <meta:creation-date>2012-11-14T17:11:16</meta:creation-date>
    <dc:date>2012-11-14T18:07:16</dc:date>
    <dc:creator>Vincenzo Ampolo</dc:creator>
    <meta:editing-duration>PT10M37S</meta:editing-duration>
    <meta:editing-cycles>1</meta:editing-cycles>
    <meta:document-statistic meta:object-count="27"/>
    <meta:generator>LibreOffice/3.6$Linux_X86_64 LibreOffice_project/360m1$Build-2</meta:generator>
  </office:meta>
</office:document-meta>
</file>